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ddb" officeooo:paragraph-rsid="00150ddb"/>
    </style:style>
    <style:style style:name="P2" style:family="paragraph" style:parent-style-name="Standard">
      <style:text-properties officeooo:rsid="0016e764" officeooo:paragraph-rsid="0016e7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eila Ruthby</text:p>
      <text:p text:style-name="P1">2013470247</text:p>
      <text:p text:style-name="P1">Praktek Algoritma Paralel</text:p>
      <text:p text:style-name="P1"/>
      <text:p text:style-name="P1"/>
      <text:p text:style-name="P1">Source code : Non Blocking</text:p>
      <text:p text:style-name="P1"/>
      <text:p text:style-name="P1"/>
      <text:p text:style-name="P2">#include &lt;mpi.h&gt;</text:p>
      <text:p text:style-name="P2">#include &lt;stdio.h&gt;</text:p>
      <text:p text:style-name="P2">#include &lt;stdlib.h&gt;</text:p>
      <text:p text:style-name="P2"/>
      <text:p text:style-name="P2">int main(int argc, char** argv) {</text:p>
      <text:p text:style-name="P2"><text:tab/>int rank;</text:p>
      <text:p text:style-name="P2"><text:tab/>int size;</text:p>
      <text:p text:style-name="P2"><text:s text:c="2"/><text:tab/>MPI_Comm_rank(comm, &amp;rank);</text:p>
      <text:p text:style-name="P2"><text:tab/>MPI_Comm_size(comm, &amp;size);</text:p>
      <text:p text:style-name="P2"/>
      <text:p text:style-name="P2"><text:s text:c="2"/>if (rank != size-1) { /* producer code */</text:p>
      <text:p text:style-name="P2"><text:tab/>while (1)</text:p>
      <text:p text:style-name="P2"><text:s text:c="8"/>{</text:p>
      <text:p text:style-name="P2"><text:tab/>/* produce data */</text:p>
      <text:p text:style-name="P2"><text:tab/>MPI_Send(buffer-&gt;data, buffer-&gt;datasize, MPI_CHAR, size-1 tag, <text:tab/><text:tab/>comm);</text:p>
      <text:p text:style-name="P2"><text:tab/>} </text:p>
      <text:p text:style-name="P2"><text:tab/>}</text:p>
      <text:p text:style-name="P2"><text:tab/>else { /* consumer code */</text:p>
      <text:p text:style-name="P2"><text:tab/>for (i=0; i &lt; size-1; i++)</text:p>
      <text:p text:style-name="P2"><text:tab/>MPI_Irecv(buffer[i].data, MAXSIZE, MPI_CHAR, i, tag, comm,</text:p>
      <text:p text:style-name="P2"><text:tab/>&amp;(buffer[i].req));</text:p>
      <text:p text:style-name="P2"><text:tab/>for (i=0; ; i=(i+1)%(size-1)) {</text:p>
      <text:p text:style-name="P2"><text:tab/>MPI_Wait(&amp;(buffer[i].req), &amp;status);</text:p>
      <text:p text:style-name="P2"><text:tab/>/* consume data */</text:p>
      <text:p text:style-name="P2"><text:tab/>MPI_Irecv(buffer[i].data, MAXSIZE, MPI_CHAR, i, tag, comm,</text:p>
      <text:p text:style-name="P2"><text:tab/>&amp;(buffer[i].req));</text:p>
      <text:p text:style-name="P2"><text:tab/>}</text:p>
      <text:p text:style-name="P2"><text:tab/>}</text:p>
      <text:p text:style-name="P2"><text:tab/> <text:s/>MPI_Finalize();</text:p>
      <text:p text:style-name="P2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7:26:19.685052431</meta:creation-date>
    <dc:date>2017-04-28T18:22:57.353717612</dc:date>
    <meta:editing-duration>PT10M27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32" meta:word-count="96" meta:character-count="718" meta:non-whitespace-character-count="615"/>
  </office:meta>
</office:document-meta>
</file>